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'Lucida Sans Unicode', Verdana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Lucida Grande" fo:font-size="9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333333" style:font-name="Lucida Grande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teliers petites mains</text:p>
      <text:p text:style-name="Standard"/>
      <text:p text:style-name="P1">Par groupe de 5 ou 6, les enfants déploient leur créativité à travers différents thèmes et situations de modelages proposés : l'animal de mes rêves, le bol animé, auto-portrait....</text:p>
      <text:p text:style-name="P2"><text:span text:style-name="T1"><text:line-break/>Au <text:s/>cours de l'année <text:s/>ils pourront découvrir les techniques de mise en volume, à la plaque, au colombin, dans la masse après avoir fait le </text:span><text:span text:style-name="Strong_20_Emphasis"><text:span text:style-name="T1">parcours d'argile dans tous ses états (liquide, dure et modelable).</text:span></text:span><text:span text:style-name="T1"> Puis l'applique des couleurs, le polissage, l'incrustation....</text:span></text:p>
      <text:p text:style-name="P2"><text:span text:style-name="T1"/></text:p>
      <text:p text:style-name="P2"><text:span text:style-name="T1">590€ l'année de 30 cours.</text:span></text:p>
      <text:p text:style-name="P2"><text:span text:style-name="T1">400€ le semestre à partir de janvier.</text:span></text:p>
      <text:p text:style-name="P2"><text:span text:style-name="T1">Inscriptions par téléphone.</text:span></text:p>
      <text:p text:style-name="P2"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'Lucida Sans Unicode', Verdana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11T17:50:21.34</meta:creation-date>
    <dc:date>2019-04-11T18:00:00.66</dc:date>
    <meta:editing-duration>PT5M5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6" meta:word-count="89" meta:character-count="561"/>
  </office:meta>
</office:document-meta>
</file>